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bdd81" officeooo:paragraph-rsid="001e7054"/>
    </style:style>
    <style:style style:name="P2" style:family="paragraph" style:parent-style-name="Standard">
      <style:text-properties officeooo:rsid="001e7054" officeooo:paragraph-rsid="00326cca"/>
    </style:style>
    <style:style style:name="P3" style:family="paragraph" style:parent-style-name="Standard">
      <style:text-properties officeooo:rsid="0034821e" officeooo:paragraph-rsid="00326cca"/>
    </style:style>
    <style:style style:name="P4" style:family="paragraph" style:parent-style-name="Standard">
      <style:text-properties officeooo:rsid="003911b0" officeooo:paragraph-rsid="00326cca"/>
    </style:style>
    <style:style style:name="P5" style:family="paragraph" style:parent-style-name="Standard">
      <style:text-properties officeooo:paragraph-rsid="00326cca"/>
    </style:style>
    <style:style style:name="P6" style:family="paragraph" style:parent-style-name="Standard">
      <style:text-properties officeooo:rsid="003415ea" officeooo:paragraph-rsid="003415ea"/>
    </style:style>
    <style:style style:name="P7" style:family="paragraph" style:parent-style-name="Standard">
      <style:text-properties officeooo:rsid="00355905" officeooo:paragraph-rsid="00355905"/>
    </style:style>
    <style:style style:name="P8" style:family="paragraph" style:parent-style-name="Standard">
      <style:text-properties officeooo:rsid="003c939d" officeooo:paragraph-rsid="003c939d"/>
    </style:style>
    <style:style style:name="P9" style:family="paragraph" style:parent-style-name="Standard">
      <style:text-properties officeooo:rsid="0041f95f" officeooo:paragraph-rsid="0041f95f"/>
    </style:style>
    <style:style style:name="P10" style:family="paragraph" style:parent-style-name="Standard">
      <style:text-properties officeooo:rsid="0047b615" officeooo:paragraph-rsid="0047b615"/>
    </style:style>
    <style:style style:name="P11" style:family="paragraph" style:parent-style-name="Standard">
      <style:text-properties officeooo:rsid="004d454b" officeooo:paragraph-rsid="0050da00"/>
    </style:style>
    <style:style style:name="P12" style:family="paragraph" style:parent-style-name="Standard">
      <style:text-properties officeooo:rsid="0055f0ac" officeooo:paragraph-rsid="0055f0ac"/>
    </style:style>
    <style:style style:name="P13" style:family="paragraph" style:parent-style-name="Preformatted_20_Text">
      <style:text-properties officeooo:rsid="002bdd81" officeooo:paragraph-rsid="001e7054"/>
    </style:style>
    <style:style style:name="P14" style:family="paragraph" style:parent-style-name="Text_20_body">
      <style:paragraph-properties fo:margin-top="0in" fo:margin-bottom="0in" loext:contextual-spacing="false" fo:text-align="end" style:justify-single-word="false"/>
    </style:style>
    <style:style style:name="P15" style:family="paragraph" style:parent-style-name="Standard" style:list-style-name="L1">
      <style:text-properties officeooo:rsid="0055f0ac" officeooo:paragraph-rsid="0055f0ac"/>
    </style:style>
    <style:style style:name="P16" style:family="paragraph" style:parent-style-name="Standard" style:list-style-name="L2">
      <style:text-properties officeooo:rsid="00355905" officeooo:paragraph-rsid="00355905"/>
    </style:style>
    <style:style style:name="P17" style:family="paragraph" style:parent-style-name="Standard" style:list-style-name="L2">
      <style:text-properties officeooo:rsid="0036f51a" officeooo:paragraph-rsid="0036f51a"/>
    </style:style>
    <style:style style:name="P18" style:family="paragraph" style:parent-style-name="Standard" style:list-style-name="L2">
      <style:text-properties officeooo:rsid="0038d441" officeooo:paragraph-rsid="0038d441"/>
    </style:style>
    <style:style style:name="P19" style:family="paragraph" style:parent-style-name="Standard" style:list-style-name="L2">
      <style:text-properties officeooo:rsid="002bdd81" officeooo:paragraph-rsid="001e7054"/>
    </style:style>
    <style:style style:name="T1" style:family="text">
      <style:text-properties officeooo:rsid="0035b79a"/>
    </style:style>
    <style:style style:name="T2" style:family="text">
      <style:text-properties officeooo:rsid="003a1577"/>
    </style:style>
    <style:style style:name="T3" style:family="text">
      <style:text-properties officeooo:rsid="00355905"/>
    </style:style>
    <style:style style:name="T4" style:family="text">
      <style:text-properties officeooo:rsid="003969d3"/>
    </style:style>
    <style:style style:name="T5" style:family="text">
      <style:text-properties officeooo:rsid="003a8847"/>
    </style:style>
    <style:style style:name="T6" style:family="text">
      <style:text-properties officeooo:rsid="003ba83d"/>
    </style:style>
    <style:style style:name="T7" style:family="text">
      <style:text-properties officeooo:rsid="003cf4ac"/>
    </style:style>
    <style:style style:name="T8" style:family="text">
      <style:text-properties officeooo:rsid="004040a6"/>
    </style:style>
    <style:style style:name="T9" style:family="text">
      <style:text-properties fo:font-variant="normal" fo:text-transform="none" fo:color="#222222" style:font-name="Consolas" fo:letter-spacing="normal" fo:font-style="normal" fo:font-weight="normal" loext:padding="0in" loext:border="none"/>
    </style:style>
    <style:style style:name="T10" style:family="text">
      <style:text-properties officeooo:rsid="004fd7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bird notes</text:h>
      <text:p text:style-name="P10">R tutorial - <text:a xlink:type="simple" xlink:href="https://cornelllabofornithology.github.io/ebird-best-practices/" text:style-name="Internet_20_link" text:visited-style-name="Visited_20_Internet_20_Link">https://cornelllabofornithology.github.io/ebird-best-practices/</text:a></text:p>
      <text:p text:style-name="P10">auk site - <text:a xlink:type="simple" xlink:href="https://github.com/CornellLabofOrnithology/auk" text:style-name="Internet_20_link" text:visited-style-name="Visited_20_Internet_20_Link">https://github.com/CornellLabofOrnithology/auk</text:a></text:p>
      <text:p text:style-name="P10"><text:a xlink:type="simple" xlink:href="https://ebird.github.io/auk/articles/auk.html" text:style-name="Internet_20_link" text:visited-style-name="Visited_20_Internet_20_Link">https://ebird.github.io/auk/articles/auk.html</text:a></text:p>
      <text:p text:style-name="P10"/>
      <text:p text:style-name="P10"><text:a xlink:type="simple" xlink:href="https://www.rstudio.com/resources/cheatsheets/" text:style-name="Internet_20_link" text:visited-style-name="Visited_20_Internet_20_Link">https://www.rstudio.com/resources/cheatsheets/</text:a></text:p>
      <text:p text:style-name="P10">https://www.r-bloggers.com/2018/08/extracting-and-processing-ebird-data/</text:p>
      <text:p text:style-name="P10"><text:span text:style-name="T10">GIS and sf() blurb: </text:span><text:a xlink:type="simple" xlink:href="https://seasmith.github.io/blog/choosing_the_right_center_of_projection/" text:style-name="Internet_20_link" text:visited-style-name="Visited_20_Internet_20_Link">https://seasmith.github.io/blog/choosing_the_right_center_of_projection/</text:a></text:p>
      <text:p text:style-name="P10"/>
      <text:p text:style-name="P10"/>
      <text:p text:style-name="P13"><text:span text:style-name="Source_20_Text"><text:span text:style-name="T9">sudo apt install gdal-bin proj-bin libgdal-dev libproj-dev</text:span></text:span></text:p>
      <text:p text:style-name="P13"><text:a xlink:type="simple" xlink:href="https://docs.ropensci.org/rnaturalearth/reference/ne_countries.html" text:style-name="Internet_20_link" text:visited-style-name="Visited_20_Internet_20_Link"><text:span text:style-name="Source_20_Text"><text:span text:style-name="T9">https://docs.ropensci.org/rnaturalearth/reference/ne_countries.html</text:span></text:span></text:a></text:p>
      <text:p text:style-name="P13"><text:span text:style-name="Source_20_Text"><text:span text:style-name="T9"/></text:span></text:p>
      <text:p text:style-name="P13"><text:span text:style-name="Source_20_Text"><text:span text:style-name="T9"/></text:span></text:p>
      <text:p text:style-name="P13"><text:span text:style-name="Source_20_Text"><text:span text:style-name="T9"/></text:span></text:p>
      <text:p text:style-name="P14"/>
      <text:p text:style-name="P11">Pulaski County and Tippecanoe River box</text:p>
      <text:p text:style-name="P11">NE – 41.187578, -86.531775</text:p>
      <text:p text:style-name="P11">SW – 40.955567, -8669843</text:p>
      <text:p text:style-name="P11"/>
      <text:p text:style-name="P12">these are sites where I worked on finding Indiana shape files.</text:p>
      <text:list xml:id="list1966197214" text:style-name="L1">
        <text:list-item>
          <text:p text:style-name="P15"><text:a xlink:type="simple" xlink:href="https://www.arcgis.com/home/webmap/viewer.html?url=https%3A%2F%2Fgisdata.in.gov%2Fserver%2Frest%2Fservices%2FHosted%2FCounty_Boundaries_of_Indiana_2021%2FFeatureServer&amp;source=sd" text:style-name="Internet_20_link" text:visited-style-name="Visited_20_Internet_20_Link">https://www.arcgis.com/home/webmap/viewer.html?url=https%3A%2F%2Fgisdata.in.gov%2Fserver%2Frest%2Fservices%2FHosted%2FCounty_Boundaries_of_Indiana_2021%2FFeatureServer&amp;source=sd</text:a></text:p>
        </text:list-item>
        <text:list-item>
          <text:p text:style-name="P15"><text:a xlink:type="simple" xlink:href="https://gisdata.in.gov/server/rest/services/Hosted/County_Boundaries_of_Indiana_2021/FeatureServer" text:style-name="Internet_20_link" text:visited-style-name="Visited_20_Internet_20_Link">https://gisdata.in.gov/server/rest/services/Hosted/County_Boundaries_of_Indiana_2021/FeatureServer</text:a></text:p>
        </text:list-item>
        <text:list-item>
          <text:p text:style-name="P15"><text:a xlink:type="simple" xlink:href="https://countydataharvest.gis.in.gov/CountyWide/2021/" text:style-name="Internet_20_link" text:visited-style-name="Visited_20_Internet_20_Link">https://countydataharvest.gis.in.gov/CountyWide/2021/</text:a></text:p>
        </text:list-item>
        <text:list-item>
          <text:p text:style-name="P15"><text:a xlink:type="simple" xlink:href="https://ingov.maps.arcgis.com/apps/dashboards/9566075da8f2493bbd706b3452944867" text:style-name="Internet_20_link" text:visited-style-name="Visited_20_Internet_20_Link">https://ingov.maps.arcgis.com/apps/dashboards/9566075da8f2493bbd706b3452944867</text:a></text:p>
        </text:list-item>
        <text:list-item>
          <text:p text:style-name="P15"><text:a xlink:type="simple" xlink:href="https://www.in.gov/gis/data-sharing/" text:style-name="Internet_20_link" text:visited-style-name="Visited_20_Internet_20_Link">https://www.in.gov/gis/data-sharing/</text:a></text:p>
        </text:list-item>
        <text:list-item>
          <text:p text:style-name="P15"><text:a xlink:type="simple" xlink:href="https://indnr.maps.arcgis.com/apps/webappviewer/index.html?id=05026dabc2e8461983e196d56a213c1e" text:style-name="Internet_20_link" text:visited-style-name="Visited_20_Internet_20_Link">https://indnr.maps.arcgis.com/apps/webappviewer/index.html?id=05026dabc2e8461983e196d56a213c1e</text:a></text:p>
        </text:list-item>
        <text:list-item>
          <text:p text:style-name="P15"><text:a xlink:type="simple" xlink:href="https://www.in.gov/dnr/water/surface-water/indiana-floodplain-mapping/indiana-floodplain-information-portal/" text:style-name="Internet_20_link" text:visited-style-name="Visited_20_Internet_20_Link">https://www.in.gov/dnr/water/surface-water/indiana-floodplain-mapping/indiana-floodplain-information-portal/</text:a></text:p>
        </text:list-item>
        <text:list-item>
          <text:p text:style-name="P15"><text:a xlink:type="simple" xlink:href="https://catalog.data.gov/dataset?ext_bbox=-86.8152%2C40.9054%2C-86.4672%2C41.1721&amp;metadata_type=geospatial&amp;q=pulaski+county+shapefile+indiana&amp;ext_location=Winamac%2C+IN+%2846996%29&amp;sort=views_recent+desc&amp;ext_prev_extent" text:style-name="Internet_20_link" text:visited-style-name="Visited_20_Internet_20_Link">https://catalog.data.gov/dataset?ext_bbox=-86.8152%2C40.9054%2C-86.4672%2C41.1721&amp;metadata_type=geospatial&amp;q=pulaski+county+shapefile+indiana&amp;ext_location=Winamac%2C+IN+%2846996%29&amp;sort=views_recent+desc&amp;ext_prev_extent</text:a>=</text:p>
        </text:list-item>
        <text:list-item>
          <text:p text:style-name="P15"><text:a xlink:type="simple" xlink:href="https://www.naturalearthdata.com/downloads/10m-cultural-vectors/" text:style-name="Internet_20_link" text:visited-style-name="Visited_20_Internet_20_Link">https://www.naturalearthdata.com/downloads/10m-cultural-vectors/</text:a></text:p>
        </text:list-item>
      </text:list>
      <text:p text:style-name="P12"/>
      <text:list xml:id="list185001193431473" text:continue-numbering="true" text:style-name="L1">
        <text:list-item>
          <text:p text:style-name="P15"/>
        </text:list-item>
        <text:list-item>
          <text:p text:style-name="P15"><text:a xlink:type="simple" xlink:href="https://catalog.data.gov/dataset/tiger-line-shapefile-2019-nation-u-s-current-county-and-equivalent-national-shapefile" text:style-name="Internet_20_link" text:visited-style-name="Visited_20_Internet_20_Link">https://catalog.data.gov/dataset/tiger-line-shapefile-2019-nation-u-s-current-county-and-equivalent-national-shapefile</text:a></text:p>
        </text:list-item>
        <text:list-item>
          <text:p text:style-name="P15"><text:a xlink:type="simple" xlink:href="https://www.census.gov/cgi-bin/geo/shapefiles/index.php?year=2021&amp;layergroup=All+Lines" text:style-name="Internet_20_link" text:visited-style-name="Visited_20_Internet_20_Link">https://www.census.gov/cgi-bin/geo/shapefiles/index.php?year=2021&amp;layergroup=All+Lines</text:a></text:p>
        </text:list-item>
        <text:list-item>
          <text:p text:style-name="P15"><text:a xlink:type="simple" xlink:href="https://www.census.gov/geographies/mapping-files/time-series/geo/tiger-line-file.html" text:style-name="Internet_20_link" text:visited-style-name="Visited_20_Internet_20_Link">https://www.census.gov/geographies/mapping-files/time-series/geo/tiger-line-file.html</text:a></text:p>
        </text:list-item>
        <text:list-item>
          <text:p text:style-name="P15">https://maps.indiana.edu/metadata/Environment/Managed_Lands_IDNR.html</text:p>
        </text:list-item>
      </text:list>
      <text:p text:style-name="P12"/>
      <text:p text:style-name="P12"/>
      <text:p text:style-name="P12"/>
      <text:p text:style-name="P12"><text:soft-page-break/></text:p>
      <text:h text:style-name="Heading_20_2" text:outline-level="2">R Project – eBird over NGRREC</text:h>
      <text:p text:style-name="P3"/>
      <text:p text:style-name="P5"><text:span text:style-name="T1">NGRREC coordinates are: </text:span>38.8709° N, 90.1514° W</text:p>
      <text:p text:style-name="P4">using this site to determine the coordinates of a square, 10 km on each side.</text:p>
      <text:p text:style-name="P2"><text:a xlink:type="simple" xlink:href="https://www.movable-type.co.uk/scripts/latlong.html" text:style-name="Internet_20_link" text:visited-style-name="Visited_20_Internet_20_Link">https://www.movable-type.co.uk/scripts/latlong.html</text:a> <text:span text:style-name="T2">is the site I’m using </text:span></text:p>
      <text:p text:style-name="P6">38.916 -90.09350</text:p>
      <text:p text:style-name="P6">38.8258 -<text:span text:style-name="T3">90.2093</text:span></text:p>
      <text:p text:style-name="P7">Latitude delta is 0.0451, Longitude delta is 0.0579</text:p>
      <text:list xml:id="list1451563059" text:style-name="L2">
        <text:list-item>
          <text:p text:style-name="P16"><text:a xlink:type="simple" xlink:href="https://registry.opendata.aws/ebirdst/" text:style-name="Internet_20_link" text:visited-style-name="Visited_20_Internet_20_Link">https://registry.opendata.aws/ebirdst/</text:a> - <text:span text:style-name="T8">registry of data on AWS</text:span></text:p>
        </text:list-item>
        <text:list-item>
          <text:p text:style-name="P16"><text:a xlink:type="simple" xlink:href="https://cornelllabofornithology.github.io/ebirdst/articles/ebirdst-intro-mapping.html" text:style-name="Internet_20_link" text:visited-style-name="Visited_20_Internet_20_Link">https://cornelllabofornithology.github.io/ebirdst/articles/ebirdst-intro-mapping.html</text:a> – <text:span text:style-name="T8">Cornell intro to loading, mapping, and plotting</text:span></text:p>
        </text:list-item>
        <text:list-item>
          <text:p text:style-name="P17"><text:a xlink:type="simple" xlink:href="https://rpubs.com/tbott61088/445867" text:style-name="Internet_20_link" text:visited-style-name="Visited_20_Internet_20_Link">https://rpubs.com/tbott61088/445867</text:a> – shapefiles and ebird data – <text:span text:style-name="T5">good example to work through</text:span></text:p>
        </text:list-item>
        <text:list-item>
          <text:p text:style-name="P18"><text:a xlink:type="simple" xlink:href="https://www.umesc.usgs.gov/ltrmp/about_us_mission.html" text:style-name="Internet_20_link" text:visited-style-name="Visited_20_Internet_20_Link">https://www.umesc.usgs.gov/ltrmp/about_us_mission.html</text:a> – upper <text:span text:style-name="T4">Mississippi</text:span> </text:p>
        </text:list-item>
        <text:list-item>
          <text:p text:style-name="P18"><text:a xlink:type="simple" xlink:href="https://cornelllabofornithology.github.io/ebird-best-practices/index.html" text:style-name="Internet_20_link" text:visited-style-name="Visited_20_Internet_20_Link">https://cornelllabofornithology.github.io/ebird-best-practices/index.html</text:a> – <text:span text:style-name="T5">Best Practices for using eBird Data</text:span></text:p>
        </text:list-item>
        <text:list-item>
          <text:p text:style-name="P19"><text:a xlink:type="simple" xlink:href="https://cornelllabofornithology.github.io/auk/" text:style-name="Internet_20_link" text:visited-style-name="Visited_20_Internet_20_Link">https://cornelllabofornithology.github.io/auk/</text:a> - <text:span text:style-name="T4">eBird Data Extraction and Processing in R</text:span></text:p>
        </text:list-item>
        <text:list-item>
          <text:p text:style-name="P19"><text:a xlink:type="simple" xlink:href="https://www.gbif.org/dataset/4fa7b334-ce0d-4e88-aaae-2e0c138d049e" text:style-name="Internet_20_link" text:visited-style-name="Visited_20_Internet_20_Link">https://www.gbif.org/dataset/4fa7b334-ce0d-4e88-aaae-2e0c138d049e</text:a> – <text:span text:style-name="T6">EOD – eBird Observation Dataset</text:span></text:p>
        </text:list-item>
        <text:list-item>
          <text:p text:style-name="P19"><text:a xlink:type="simple" xlink:href="https://registry.opendata.aws/ebirdst/" text:style-name="Internet_20_link" text:visited-style-name="Visited_20_Internet_20_Link">https://registry.opendata.aws/ebirdst/</text:a> - <text:span text:style-name="T7">registry of open data</text:span></text:p>
        </text:list-item>
        <text:list-item>
          <text:p text:style-name="P19">https://www.youtube.com/watch?v=itvp9RA-b1Y</text:p>
        </text:list-item>
      </text:list>
      <text:p text:style-name="P1"/>
      <text:h text:style-name="Heading_20_2" text:outline-level="2">distm</text:h>
      <text:p text:style-name="P9"><text:a xlink:type="simple" xlink:href="https://eurekastatistics.com/calculating-a-distance-matrix-for-geographic-points-using-r/" text:style-name="Internet_20_link" text:visited-style-name="Visited_20_Internet_20_Link">https://eurekastatistics.com/calculating-a-distance-matrix-for-geographic-points-using-r/</text:a></text:p>
      <text:p text:style-name="P9"/>
      <text:p text:style-name="P9"><text:a xlink:type="simple" xlink:href="https://www.jessesadler.com/post/geocoding-with-r/" text:style-name="Internet_20_link" text:visited-style-name="Visited_20_Internet_20_Link">https://www.jessesadler.com/post/geocoding-with-r/</text:a></text:p>
      <text:p text:style-name="P9"/>
      <text:p text:style-name="P1"/>
      <text:p text:style-name="P8">R Resources</text:p>
      <text:p text:style-name="P8"><text:a xlink:type="simple" xlink:href="https://r4ds.had.co.nz/" text:style-name="Internet_20_link" text:visited-style-name="Visited_20_Internet_20_Link">https://r4ds.had.co.nz/</text:a> - Hadley Wickham’s <text:span text:style-name="T8">R gui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4T20:35:34.174325561</meta:creation-date>
    <dc:date>2022-07-10T18:50:00.155182832</dc:date>
    <meta:editing-duration>P2DT11H32M6S</meta:editing-duration>
    <meta:editing-cycles>36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197" meta:character-count="3271" meta:non-whitespace-character-count="3132"/>
  </office:meta>
</office:document-meta>
</file>